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a2f98b" officeooo:paragraph-rsid="01b1486d"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a54be6" officeooo:paragraph-rsid="01a9d248" fo:background-color="transparent" style:font-name-asian="Nimbus Mono L" style:font-size-asian="13pt" style:font-style-asian="normal" style:font-name-complex="Liberation Mono" style:font-size-complex="13pt" style:font-style-complex="normal"/>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0"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1"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2"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3" style:family="paragraph" style:parent-style-name="Preformatted_20_Text">
      <style:text-properties fo:font-size="13pt" officeooo:paragraph-rsid="01a9d248" style:font-size-asian="13pt" style:font-size-complex="13pt"/>
    </style:style>
    <style:style style:name="P14" style:family="paragraph" style:parent-style-name="Preformatted_20_Text">
      <style:text-properties fo:font-size="13pt" officeooo:paragraph-rsid="01afb070" style:font-size-asian="13pt" style:font-size-complex="13pt"/>
    </style:style>
    <style:style style:name="P15" style:family="paragraph" style:parent-style-name="Preformatted_20_Text">
      <style:text-properties fo:font-size="13pt" officeooo:rsid="01afb070" officeooo:paragraph-rsid="01afb070" style:font-size-asian="13pt" style:font-size-complex="13pt"/>
    </style:style>
    <style:style style:name="P16" style:family="paragraph" style:parent-style-name="Preformatted_20_Text">
      <style:text-properties fo:font-size="13pt" officeooo:rsid="01b3d6be" officeooo:paragraph-rsid="01b3d6be" style:font-size-asian="13pt" style:font-size-complex="13pt"/>
    </style:style>
    <style:style style:name="P17"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18"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19"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0"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21" style:family="paragraph" style:parent-style-name="Preformatted_20_Text">
      <style:text-properties style:font-name="Liberation Sans" fo:font-size="13pt" fo:font-style="normal" style:text-underline-style="none" officeooo:rsid="01a69428" officeooo:paragraph-rsid="01afb070"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style:font-name="Liberation Sans" fo:font-size="13pt" fo:font-style="normal" style:text-underline-style="none" officeooo:rsid="01afb070" officeooo:paragraph-rsid="01afb070" style:font-name-asian="Nimbus Mono L" style:font-size-asian="13pt" style:font-style-asian="normal" style:font-name-complex="Liberation Mono" style:font-size-complex="13pt" style:font-style-complex="normal"/>
    </style:style>
    <style:style style:name="P23" style:family="paragraph" style:parent-style-name="Preformatted_20_Text">
      <style:text-properties style:font-name="Liberation Sans" fo:font-size="13pt" fo:font-style="normal" style:text-underline-style="none" officeooo:rsid="01bb3822" officeooo:paragraph-rsid="01bb3822" style:font-name-asian="Nimbus Mono L" style:font-size-asian="13pt" style:font-style-asian="normal" style:font-name-complex="Liberation Mono" style:font-size-complex="13pt" style:font-style-complex="normal"/>
    </style:style>
    <style:style style:name="P2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b8acec" style:font-size-asian="11pt" style:font-style-asian="italic" style:font-size-complex="11pt" style:font-style-complex="italic"/>
    </style:style>
    <style:style style:name="P2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b8acec"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b7021d" style:font-name-asian="Nimbus Mono L" style:font-size-asian="16pt" style:font-weight-asian="bold" style:font-name-complex="Liberation Mono" style:font-size-complex="16pt" style:font-weight-complex="bold"/>
    </style:style>
    <style:style style:name="T6" style:family="text">
      <style:text-properties style:font-name="Liberation Sans" fo:font-style="normal" style:text-underline-style="none" style:font-name-asian="Nimbus Mono L" style:font-style-asian="normal" style:font-name-complex="Liberation Mono" style:font-style-complex="normal"/>
    </style:style>
    <style:style style:name="T7"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a8059e"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afb070"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ba2232" style:font-name-asian="Nimbus Mono L" style:font-style-asian="normal" style:font-name-complex="Liberation Mono" style:font-style-complex="normal"/>
    </style:style>
    <style:style style:name="T19"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a54be6"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a567d4"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a9d248"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ac8c30"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bc7f8e"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0083d4b" fo:background-color="transparent" loext:char-shading-value="0" style:font-style-asian="normal" style:font-style-complex="normal"/>
    </style:style>
    <style:style style:name="T35" style:family="text">
      <style:text-properties style:font-name="Liberation Sans" fo:font-style="normal" style:text-underline-style="none" officeooo:rsid="013c55a1" fo:background-color="transparent" loext:char-shading-value="0" style:font-style-asian="normal" style:font-style-complex="normal"/>
    </style:style>
    <style:style style:name="T36" style:family="text">
      <style:text-properties fo:font-weight="bold" style:font-weight-asian="bold" style:font-weight-complex="bold"/>
    </style:style>
    <style:style style:name="T37" style:family="text">
      <style:text-properties fo:font-weight="bold" officeooo:rsid="000dd66a" style:font-weight-asian="bold" style:font-weight-complex="bold"/>
    </style:style>
    <style:style style:name="T38" style:family="text">
      <style:text-properties fo:font-weight="bold" officeooo:rsid="0160cefc" style:font-weight-asian="bold" style:font-weight-complex="bold"/>
    </style:style>
    <style:style style:name="T39" style:family="text">
      <style:text-properties officeooo:rsid="0193b9d9"/>
    </style:style>
    <style:style style:name="T40" style:family="text">
      <style:text-properties officeooo:rsid="0195e979"/>
    </style:style>
    <style:style style:name="T41" style:family="text">
      <style:text-properties officeooo:rsid="019615ac"/>
    </style:style>
    <style:style style:name="T42" style:family="text">
      <style:text-properties officeooo:rsid="0048b50d"/>
    </style:style>
    <style:style style:name="T43" style:family="text">
      <style:text-properties officeooo:rsid="019e4a2a"/>
    </style:style>
    <style:style style:name="T44" style:family="text">
      <style:text-properties officeooo:rsid="01a34f83"/>
    </style:style>
    <style:style style:name="T45" style:family="text">
      <style:text-properties officeooo:rsid="01a54be6"/>
    </style:style>
    <style:style style:name="T46" style:family="text">
      <style:text-properties officeooo:rsid="01a8059e"/>
    </style:style>
    <style:style style:name="T47" style:family="text">
      <style:text-properties officeooo:rsid="01b21f61"/>
    </style:style>
    <style:style style:name="T48" style:family="text">
      <style:text-properties officeooo:rsid="01b8acec"/>
    </style:style>
    <style:style style:name="T49" style:family="text">
      <style:text-properties officeooo:rsid="01bb38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7"><text:span text:style-name="T5">18th</text:span><text:span text:style-name="T4"> </text:span><text:span text:style-name="T5">August</text:span><text:span text:style-name="T1"> 20</text:span><text:span text:style-name="T2">2</text:span><text:span text:style-name="T3">4</text:span></text:p>
      <text:p text:style-name="P20">Psalm 62:7-8</text:p>
      <text:p text:style-name="P24">On God rests my salvation and my glory; my mighty rock, my refuge is God.</text:p>
      <text:p text:style-name="P25">Trust in him at all times, O people; pour out your heart before <text:span text:style-name="T48">H</text:span>im; God is a refuge for us.</text:p>
      <text:p text:style-name="P8">Thanks to God</text:p>
      <text:p text:style-name="P14"><text:span text:style-name="T10">O </text:span><text:span text:style-name="T12">L</text:span><text:span text:style-name="T8">o</text:span><text:span text:style-name="T12">r</text:span><text:span text:style-name="T8">d,</text:span><text:span text:style-name="T7"> </text:span><text:span text:style-name="T9">we </text:span><text:span text:style-name="T17">come to You today, </text:span><text:span text:style-name="T14">giv</text:span><text:span text:style-name="T17">ing</text:span><text:span text:style-name="T13"> </text:span><text:span text:style-name="T14">thanks </text:span><text:span text:style-name="T17">that our salvation rests on You and not on ourselves</text:span><text:span text:style-name="T11">, </text:span><text:span text:style-name="T17">for You are the mighty Rock, our fortress. We can trust in You always, </text:span><text:span text:style-name="T18">when life is smooth but even more when things are not going our way</text:span><text:span text:style-name="T17">.</text:span></text:p>
      <text:p text:style-name="P21"/>
      <text:p text:style-name="P14"><text:span text:style-name="T18">We confess Lord, that what we think of as smooth sailing usually means getting our own way, and in that we see our sinful pride. W</text:span><text:span text:style-name="T15">e thank You </text:span><text:span text:style-name="T18">for</text:span><text:span text:style-name="T15"> Jesus </text:span><text:span text:style-name="T16">Who came down from heaven, to live as we live, yet </text:span><text:span text:style-name="T18">Who </text:span><text:span text:style-name="T16">remain</text:span><text:span text:style-name="T18">ed</text:span><text:span text:style-name="T16"> without sin, </text:span><text:span text:style-name="T18">and Who went to the Cross to take away our sin</text:span><text:span text:style-name="T16">.</text:span></text:p>
      <text:p text:style-name="P22"/>
      <text:p text:style-name="P15"><text:span text:style-name="T6">We thank You that He took the judgment that we deserved for our sin against You, paid the penalty that we could not pay, and rose again to give is His righteousness, His endless life and so that we can </text:span><text:span text:style-name="T18">share in His inheritance – that of the First Born from the Dead</text:span><text:span text:style-name="T6">. </text:span><text:span text:style-name="T18">By Your ordaining, we now have “an interest in the Saviour’s blood.”</text:span></text:p>
      <text:p text:style-name="P2"/>
      <text:p text:style-name="P10"><text:span text:style-name="T36">The Wide World...</text:span><text:span text:style-name="T37"> a</text:span><text:span text:style-name="T36">nd the </text:span><text:span text:style-name="T38">W</text:span><text:span text:style-name="T36">ider Church</text:span></text:p>
      <text:p text:style-name="P3">We pray for <text:span text:style-name="T46">this</text:span> <text:span text:style-name="T49">hurting </text:span><text:span text:style-name="T44">world where we </text:span><text:span text:style-name="T46">see</text:span><text:span text:style-name="T44"> </text:span><text:span text:style-name="T49">division and violence, hatred, anger and hostility. We pray that the Prince of Peace would bring the peace we long for. It is distressing to see so much violence and rioting in the nation that pioneered unarmed policing just 200 years ago.</text:span></text:p>
      <text:p text:style-name="P5"/>
      <text:p text:style-name="P4"><text:span text:style-name="T39">We </text:span><text:span text:style-name="T43">again </text:span><text:span text:style-name="T40">pray</text:span><text:span text:style-name="T39"> </text:span><text:span text:style-name="T40">for our nation, our State and our communit</text:span><text:span text:style-name="T41">ies</text:span><text:span text:style-name="T40"> to turn back to You. We pray for our leaders, our governing authorities </text:span><text:span text:style-name="T43">to work </text:span><text:span text:style-name="T40">for the good of </text:span><text:span text:style-name="T49">nation</text:span><text:span text:style-name="T45">. </text:span><text:span text:style-name="T47">We pray especially for a restoration of Godliness </text:span><text:span text:style-name="T49">in public life</text:span><text:span text:style-name="T47">, and widespread acknowledgement of Jesus as the Prince of Peace, Lord and Saviour.</text:span></text:p>
      <text:p text:style-name="P4"/>
      <text:p text:style-name="P23">This month we support the work of the Bible League, especially as they work to bring Your Word to persecuted peoples. As we see the decline of visible Christian faith in our part of the world, we give You thanks that the Word of God is not restricted, and the church grows in other continents and nations. We pray for safety as they bring Your Word into places where we would fear to go.</text:p>
      <text:p text:style-name="P3"/>
      <text:p text:style-name="P9">Ashburton</text:p>
      <text:p text:style-name="P13"><text:span text:style-name="T22">We pray for our</text:span><text:span text:style-name="T23">selves as we </text:span><text:span text:style-name="T26">seek to </text:span><text:span text:style-name="T33">grow in Godliness and obedience to Your Word, so that our witness may be increasingly effective in </text:span><text:span text:style-name="T26">reach</text:span><text:span text:style-name="T33">ing</text:span><text:span text:style-name="T26"> our local communit</text:span><text:span text:style-name="T33">i</text:span><text:span text:style-name="T24">e</text:span><text:span text:style-name="T33">s</text:span><text:span text:style-name="T24">. </text:span><text:span text:style-name="T33">We give thanks for newcomers whom You direct towards us. May we welcome them, and help them to put their faith fully in Jesus</text:span><text:span text:style-name="T28">, and join us in worship.</text:span></text:p>
      <text:p text:style-name="P6"/>
      <text:p text:style-name="P16"><text:span text:style-name="T28">W</text:span><text:span text:style-name="T19">e thank You Lord for Mook, who has taken on so much extra this year. We pray that You would strengthen him, and protect him and Talia, Jethro, Amy and Judah, as we seek Your will for a new minister to join in Your work here.</text:span></text:p>
      <text:p text:style-name="P6"/>
      <text:p text:style-name="P13"><text:span text:style-name="T30">We</text:span><text:span text:style-name="T25"> thank You for the strength of the bonds of fellowship, and</text:span><text:span text:style-name="T24"> </text:span><text:span text:style-name="T25">pray for our continued </text:span><text:span text:style-name="T33">encouragement</text:span><text:span text:style-name="T26"> </text:span><text:span text:style-name="T33">for one another</text:span><text:span text:style-name="T26"> </text:span><text:span text:style-name="T33">here</text:span><text:span text:style-name="T26">, </text:span><text:span text:style-name="T33">so that we can build each other up in our most holy faith. May that encouragement give us boldness to share the good news of our gracious loving Father, </text:span><text:span text:style-name="T29">both as a congregation and one by one </text:span><text:span text:style-name="T26">where we live, study, and work</text:span><text:span text:style-name="T25">.</text:span><text:span text:style-name="T21"> </text:span><text:span text:style-name="T27">In </text:span><text:span text:style-name="T20">Jesus </text:span><text:span text:style-name="T32">Precious Name</text:span><text:span text:style-name="T35">, </text:span><text:span text:style-name="T34">Amen.</text:span></text:p>
      <text:p text:style-name="P11">Our Father, Who is in heaven,<text:line-break/>hallowed be Your name;<text:line-break/>Your kingdom come;<text:line-break/>Your will be done,<text:line-break/>on earth as it is in heaven.</text:p>
      <text:p text:style-name="P12"/>
      <text:p text:style-name="P12">Give us this day our daily bread.<text:line-break/>And forgive us our trespasses,<text:line-break/>as we forgive those that trespass against us.<text:line-break/>Lead us not into temptation;<text:line-break/>but deliver us from evil.</text:p>
      <text:p text:style-name="P12"/>
      <text:p text:style-name="P12">For Yours is the kingdom,<text:line-break/>the power, and the glory,<text:line-break/>for ever and ever.<text:line-break/>Amen.</text:p>
      <text:p text:style-name="P12"/>
      <text:p text:style-name="P18">They shall not grow old, as we that are left grow old.</text:p>
      <text:p text:style-name="P19">Age shall not weary them, nor the years condemn.</text:p>
      <text:p text:style-name="P19">At the going <text:span text:style-name="T42">d</text:span>own of the sun, and in the morning, </text:p>
      <text:p text:style-name="P19">We WILL remember them.</text:p>
      <text:p text:style-name="P17">Lest We Forg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8-17T23:31:30.540541264</dc:date>
    <meta:editing-duration>PT15H56M35S</meta:editing-duration>
    <meta:editing-cycles>179</meta:editing-cycles>
    <meta:generator>LibreOffice/7.3.7.2$Linux_X86_64 LibreOffice_project/30$Build-2</meta:generator>
    <meta:print-date>2024-06-08T21:59:09.625322674</meta:print-date>
    <meta:document-statistic meta:table-count="0" meta:image-count="0" meta:object-count="0" meta:page-count="3" meta:paragraph-count="25" meta:word-count="686" meta:character-count="3581" meta:non-whitespace-character-count="2918"/>
  </office:meta>
</office:document-meta>
</file>